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3102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1.2016in"/>
    </style:style>
    <style:style style:name="co9" style:family="table-column">
      <style:table-column-properties fo:break-before="auto" style:column-width="1.4638in"/>
    </style:style>
    <style:style style:name="co10" style:family="table-column">
      <style:table-column-properties fo:break-before="auto" style:column-width="1.5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dd-write" table:style-name="ta1" table:print="false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PU</text:p>
          </table:table-cell>
          <table:table-cell office:value-type="string">
            <text:p>KGPU &amp; NVIDIA</text:p>
          </table:table-cell>
          <table:table-cell office:value-type="string">
            <text:p>KGPU &amp; Gdev/User</text:p>
          </table:table-cell>
          <table:table-cell office:value-type="string">
            <text:p>Gdev/OS</text:p>
          </table:table-cell>
          <table:table-cell/>
        </table:table-row>
        <table:table-row table:style-name="ro1">
          <table:table-cell office:value-type="string">
            <text:p>1M</text:p>
          </table:table-cell>
          <table:table-cell office:value-type="float" office:value="95.365249">
            <text:p>95.365249</text:p>
          </table:table-cell>
          <table:table-cell office:value-type="float" office:value="171.057133">
            <text:p>171.057133</text:p>
          </table:table-cell>
          <table:table-cell office:value-type="float" office:value="132.944204">
            <text:p>132.944204</text:p>
          </table:table-cell>
          <table:table-cell office:value-type="float" office:value="143.680664">
            <text:p>143.680664</text:p>
          </table:table-cell>
          <table:table-cell/>
        </table:table-row>
        <table:table-row table:style-name="ro1">
          <table:table-cell office:value-type="string">
            <text:p>2M</text:p>
          </table:table-cell>
          <table:table-cell office:value-type="float" office:value="86.520159">
            <text:p>86.520159</text:p>
          </table:table-cell>
          <table:table-cell office:value-type="float" office:value="172.428658">
            <text:p>172.428658</text:p>
          </table:table-cell>
          <table:table-cell office:value-type="float" office:value="141.321385">
            <text:p>141.321385</text:p>
          </table:table-cell>
          <table:table-cell office:value-type="float" office:value="159.391214">
            <text:p>159.391214</text:p>
          </table:table-cell>
          <table:table-cell/>
        </table:table-row>
        <table:table-row table:style-name="ro1">
          <table:table-cell office:value-type="string">
            <text:p>4M</text:p>
          </table:table-cell>
          <table:table-cell office:value-type="float" office:value="90.900827">
            <text:p>90.900827</text:p>
          </table:table-cell>
          <table:table-cell office:value-type="float" office:value="179.171333">
            <text:p>179.171333</text:p>
          </table:table-cell>
          <table:table-cell office:value-type="float" office:value="159.271253">
            <text:p>159.271253</text:p>
          </table:table-cell>
          <table:table-cell office:value-type="float" office:value="169.083521">
            <text:p>169.083521</text:p>
          </table:table-cell>
          <table:table-cell/>
        </table:table-row>
        <table:table-row table:style-name="ro1">
          <table:table-cell office:value-type="string">
            <text:p>8M</text:p>
          </table:table-cell>
          <table:table-cell office:value-type="float" office:value="93.501636">
            <text:p>93.501636</text:p>
          </table:table-cell>
          <table:table-cell office:value-type="float" office:value="184.421033">
            <text:p>184.421033</text:p>
          </table:table-cell>
          <table:table-cell office:value-type="float" office:value="164.93967">
            <text:p>164.93967</text:p>
          </table:table-cell>
          <table:table-cell office:value-type="float" office:value="177.915515">
            <text:p>177.915515</text:p>
          </table:table-cell>
          <table:table-cell/>
        </table:table-row>
        <table:table-row table:style-name="ro1">
          <table:table-cell office:value-type="string">
            <text:p>16M</text:p>
          </table:table-cell>
          <table:table-cell office:value-type="float" office:value="95.966987">
            <text:p>95.966987</text:p>
          </table:table-cell>
          <table:table-cell office:value-type="float" office:value="187.287838">
            <text:p>187.287838</text:p>
          </table:table-cell>
          <table:table-cell office:value-type="float" office:value="172.320948">
            <text:p>172.320948</text:p>
          </table:table-cell>
          <table:table-cell office:value-type="float" office:value="183.432074">
            <text:p>183.432074</text:p>
          </table:table-cell>
          <table:table-cell/>
        </table:table-row>
        <table:table-row table:style-name="ro1">
          <table:table-cell office:value-type="string">
            <text:p>32M</text:p>
          </table:table-cell>
          <table:table-cell office:value-type="float" office:value="95.987426">
            <text:p>95.987426</text:p>
          </table:table-cell>
          <table:table-cell office:value-type="float" office:value="189.285271">
            <text:p>189.285271</text:p>
          </table:table-cell>
          <table:table-cell office:value-type="float" office:value="180.576717">
            <text:p>180.576717</text:p>
          </table:table-cell>
          <table:table-cell office:value-type="float" office:value="196.982511">
            <text:p>196.982511</text:p>
          </table:table-cell>
          <table:table-cell/>
        </table:table-row>
        <table:table-row table:style-name="ro1">
          <table:table-cell office:value-type="string">
            <text:p>64M</text:p>
          </table:table-cell>
          <table:table-cell office:value-type="float" office:value="96.051387">
            <text:p>96.051387</text:p>
          </table:table-cell>
          <table:table-cell office:value-type="float" office:value="188.393212">
            <text:p>188.393212</text:p>
          </table:table-cell>
          <table:table-cell office:value-type="float" office:value="184.022267">
            <text:p>184.022267</text:p>
          </table:table-cell>
          <table:table-cell office:value-type="float" office:value="194.937425">
            <text:p>194.937425</text:p>
          </table:table-cell>
          <table:table-cell/>
        </table:table-row>
        <table:table-row table:style-name="ro1">
          <table:table-cell office:value-type="string">
            <text:p>128M</text:p>
          </table:table-cell>
          <table:table-cell office:value-type="float" office:value="95.88015">
            <text:p>95.88015</text:p>
          </table:table-cell>
          <table:table-cell office:value-type="float" office:value="189.369002">
            <text:p>189.369002</text:p>
          </table:table-cell>
          <table:table-cell office:value-type="float" office:value="186.391661">
            <text:p>186.391661</text:p>
          </table:table-cell>
          <table:table-cell office:value-type="float" office:value="197.236059">
            <text:p>197.236059</text:p>
          </table:table-cell>
          <table:table-cell/>
        </table:table-row>
        <table:table-row table:style-name="ro1">
          <table:table-cell office:value-type="string">
            <text:p>256M</text:p>
          </table:table-cell>
          <table:table-cell office:value-type="float" office:value="91.850197">
            <text:p>91.850197</text:p>
          </table:table-cell>
          <table:table-cell office:value-type="float" office:value="187.540841">
            <text:p>187.540841</text:p>
          </table:table-cell>
          <table:table-cell office:value-type="float" office:value="184.859301">
            <text:p>184.859301</text:p>
          </table:table-cell>
          <table:table-cell office:value-type="float" office:value="195.826447">
            <text:p>195.826447</text:p>
          </table:table-cell>
          <table:table-cell/>
        </table:table-row>
      </table:table>
      <table:table table:name="hdd-read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office:value-type="string">
            <text:p>KGPU &amp; NVIDIA</text:p>
          </table:table-cell>
          <table:table-cell office:value-type="string">
            <text:p>KGPU &amp; Gdev/User</text:p>
          </table:table-cell>
          <table:table-cell office:value-type="string">
            <text:p>Gdev/OS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40.456348">
            <text:p>40.456348</text:p>
          </table:table-cell>
          <table:table-cell office:value-type="float" office:value="46.505677">
            <text:p>46.505677</text:p>
          </table:table-cell>
          <table:table-cell office:value-type="float" office:value="45.50567">
            <text:p>45.50567</text:p>
          </table:table-cell>
          <table:table-cell office:value-type="float" office:value="47.505">
            <text:p>47.505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float" office:value="71.053006">
            <text:p>71.053006</text:p>
          </table:table-cell>
          <table:table-cell office:value-type="float" office:value="107.014822">
            <text:p>107.014822</text:p>
          </table:table-cell>
          <table:table-cell office:value-type="float" office:value="108.012">
            <text:p>108.012</text:p>
          </table:table-cell>
          <table:table-cell office:value-type="float" office:value="107.094">
            <text:p>107.094</text:p>
          </table:table-cell>
        </table:table-row>
        <table:table-row table:style-name="ro1">
          <table:table-cell office:value-type="string">
            <text:p>4M</text:p>
          </table:table-cell>
          <table:table-cell office:value-type="float" office:value="78.184555">
            <text:p>78.184555</text:p>
          </table:table-cell>
          <table:table-cell office:value-type="float" office:value="107.244356">
            <text:p>107.244356</text:p>
          </table:table-cell>
          <table:table-cell office:value-type="float" office:value="108.2356">
            <text:p>108.2356</text:p>
          </table:table-cell>
          <table:table-cell office:value-type="float" office:value="107.4356">
            <text:p>107.4356</text:p>
          </table:table-cell>
        </table:table-row>
        <table:table-row table:style-name="ro1">
          <table:table-cell office:value-type="string">
            <text:p>8M</text:p>
          </table:table-cell>
          <table:table-cell office:value-type="float" office:value="99.143647">
            <text:p>99.143647</text:p>
          </table:table-cell>
          <table:table-cell office:value-type="float" office:value="118.016729">
            <text:p>118.016729</text:p>
          </table:table-cell>
          <table:table-cell office:value-type="float" office:value="116.6729">
            <text:p>116.6729</text:p>
          </table:table-cell>
          <table:table-cell office:value-type="float" office:value="117.99929">
            <text:p>117.99929</text:p>
          </table:table-cell>
        </table:table-row>
        <table:table-row table:style-name="ro1">
          <table:table-cell office:value-type="string">
            <text:p>16M</text:p>
          </table:table-cell>
          <table:table-cell office:value-type="float" office:value="98.253543">
            <text:p>98.253543</text:p>
          </table:table-cell>
          <table:table-cell office:value-type="float" office:value="124.316261">
            <text:p>124.316261</text:p>
          </table:table-cell>
          <table:table-cell office:value-type="float" office:value="124.261">
            <text:p>124.261</text:p>
          </table:table-cell>
          <table:table-cell office:value-type="float" office:value="124.311">
            <text:p>124.311</text:p>
          </table:table-cell>
        </table:table-row>
        <table:table-row table:style-name="ro1">
          <table:table-cell office:value-type="string">
            <text:p>32M</text:p>
          </table:table-cell>
          <table:table-cell office:value-type="float" office:value="107.649145">
            <text:p>107.649145</text:p>
          </table:table-cell>
          <table:table-cell office:value-type="float" office:value="129.556754">
            <text:p>129.556754</text:p>
          </table:table-cell>
          <table:table-cell office:value-type="float" office:value="128.754">
            <text:p>128.754</text:p>
          </table:table-cell>
          <table:table-cell office:value-type="float" office:value="132.6754">
            <text:p>132.6754</text:p>
          </table:table-cell>
        </table:table-row>
        <table:table-row table:style-name="ro1">
          <table:table-cell office:value-type="string">
            <text:p>64M</text:p>
          </table:table-cell>
          <table:table-cell office:value-type="float" office:value="106.749754">
            <text:p>106.749754</text:p>
          </table:table-cell>
          <table:table-cell office:value-type="float" office:value="127.259857">
            <text:p>127.259857</text:p>
          </table:table-cell>
          <table:table-cell office:value-type="float" office:value="125.9857">
            <text:p>125.9857</text:p>
          </table:table-cell>
          <table:table-cell office:value-type="float" office:value="127.857">
            <text:p>127.857</text:p>
          </table:table-cell>
        </table:table-row>
        <table:table-row table:style-name="ro1">
          <table:table-cell office:value-type="string">
            <text:p>128M</text:p>
          </table:table-cell>
          <table:table-cell office:value-type="float" office:value="116.328843">
            <text:p>116.328843</text:p>
          </table:table-cell>
          <table:table-cell office:value-type="float" office:value="114.96235">
            <text:p>114.96235</text:p>
          </table:table-cell>
          <table:table-cell office:value-type="float" office:value="113.6235">
            <text:p>113.6235</text:p>
          </table:table-cell>
          <table:table-cell office:value-type="float" office:value="113.96235">
            <text:p>113.96235</text:p>
          </table:table-cell>
        </table:table-row>
        <table:table-row table:style-name="ro1">
          <table:table-cell office:value-type="string">
            <text:p>256M</text:p>
          </table:table-cell>
          <table:table-cell office:value-type="float" office:value="110.282746">
            <text:p>110.282746</text:p>
          </table:table-cell>
          <table:table-cell office:value-type="float" office:value="126.724079">
            <text:p>126.724079</text:p>
          </table:table-cell>
          <table:table-cell office:value-type="float" office:value="129.4079">
            <text:p>129.4079</text:p>
          </table:table-cell>
          <table:table-cell office:value-type="float" office:value="132.724079">
            <text:p>132.724079</text:p>
          </table:table-cell>
        </table:table-row>
      </table:table>
      <table:table table:name="ssd-write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office:value-type="string">
            <text:p>KGPU &amp; NVIDIA</text:p>
          </table:table-cell>
          <table:table-cell office:value-type="string">
            <text:p>KGPU &amp; Gdev/User</text:p>
          </table:table-cell>
          <table:table-cell office:value-type="string">
            <text:p>Gdev/OS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95.730423">
            <text:p>95.730423</text:p>
          </table:table-cell>
          <table:table-cell table:number-columns-repeated="3"/>
        </table:table-row>
        <table:table-row table:style-name="ro1">
          <table:table-cell office:value-type="string">
            <text:p>2M</text:p>
          </table:table-cell>
          <table:table-cell office:value-type="float" office:value="87.469932">
            <text:p>87.469932</text:p>
          </table:table-cell>
          <table:table-cell table:number-columns-repeated="3"/>
        </table:table-row>
        <table:table-row table:style-name="ro1">
          <table:table-cell office:value-type="string">
            <text:p>4M</text:p>
          </table:table-cell>
          <table:table-cell office:value-type="float" office:value="91.203429">
            <text:p>91.203429</text:p>
          </table:table-cell>
          <table:table-cell table:number-columns-repeated="3"/>
        </table:table-row>
        <table:table-row table:style-name="ro1">
          <table:table-cell office:value-type="string">
            <text:p>8M</text:p>
          </table:table-cell>
          <table:table-cell office:value-type="float" office:value="93.719614">
            <text:p>93.719614</text:p>
          </table:table-cell>
          <table:table-cell table:number-columns-repeated="3"/>
        </table:table-row>
        <table:table-row table:style-name="ro1">
          <table:table-cell office:value-type="string">
            <text:p>16M</text:p>
          </table:table-cell>
          <table:table-cell office:value-type="float" office:value="96.006144">
            <text:p>96.006144</text:p>
          </table:table-cell>
          <table:table-cell table:number-columns-repeated="3"/>
        </table:table-row>
        <table:table-row table:style-name="ro1">
          <table:table-cell office:value-type="string">
            <text:p>32M</text:p>
          </table:table-cell>
          <table:table-cell office:value-type="float" office:value="95.949435">
            <text:p>95.949435</text:p>
          </table:table-cell>
          <table:table-cell table:number-columns-repeated="3"/>
        </table:table-row>
        <table:table-row table:style-name="ro1">
          <table:table-cell office:value-type="string">
            <text:p>64M</text:p>
          </table:table-cell>
          <table:table-cell office:value-type="float" office:value="95.801499">
            <text:p>95.801499</text:p>
          </table:table-cell>
          <table:table-cell table:number-columns-repeated="3"/>
        </table:table-row>
        <table:table-row table:style-name="ro1">
          <table:table-cell office:value-type="string">
            <text:p>128M</text:p>
          </table:table-cell>
          <table:table-cell office:value-type="float" office:value="95.830691">
            <text:p>95.830691</text:p>
          </table:table-cell>
          <table:table-cell table:number-columns-repeated="3"/>
        </table:table-row>
        <table:table-row table:style-name="ro1">
          <table:table-cell office:value-type="string">
            <text:p>256M</text:p>
          </table:table-cell>
          <table:table-cell office:value-type="float" office:value="95.216912">
            <text:p>95.216912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12/30/2011</text:date>, <text:time>18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pei Kato</meta:initial-creator>
    <meta:creation-date>2011-11-22T19:12:13</meta:creation-date>
    <dc:date>2011-12-30T18:27:17</dc:date>
    <dc:creator>Shinpei Kato</dc:creator>
    <meta:editing-duration>PT35M36S</meta:editing-duration>
    <meta:editing-cycles>12</meta:editing-cycles>
    <meta:generator>LibreOffice/3.3$Unix LibreOffice_project/330m19$Build-301</meta:generator>
    <meta:document-statistic meta:table-count="4" meta:cell-count="120" meta:object-count="0"/>
  </office:meta>
</office:document-meta>
</file>